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8pt" fo:font-weight="normal" officeooo:rsid="0006d114" officeooo:paragraph-rsid="0006d114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28pt" fo:font-weight="normal" officeooo:rsid="00082d93" officeooo:paragraph-rsid="00082d93" style:font-size-asian="24.5pt" style:font-weight-asian="normal" style:font-size-complex="28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28pt" fo:font-weight="normal" officeooo:rsid="0008c9d4" officeooo:paragraph-rsid="0008c9d4" style:font-size-asian="24.5pt" style:font-weight-asian="normal" style:font-size-complex="2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44pt" fo:font-weight="bold" officeooo:rsid="001973ce" officeooo:paragraph-rsid="0006d114" style:font-size-asian="38.5pt" style:font-weight-asian="bold" style:font-size-complex="4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4pt" fo:font-weight="bold" officeooo:rsid="0006d114" officeooo:paragraph-rsid="0006d114" style:font-size-asian="38.5pt" style:font-weight-asian="bold" style:font-size-complex="44pt" style:font-weight-complex="bold"/>
    </style:style>
    <style:style style:name="T1" style:family="text">
      <style:text-properties officeooo:rsid="00082d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orking with other system</text:p>
      <text:p text:style-name="P4"/>
      <text:p text:style-name="P1">1) you cant have just linux in <text:s/>enterprise</text:p>
      <text:p text:style-name="P1">2) linux is not good for everything</text:p>
      <text:p text:style-name="P1"><text:tab/>→ linux is not good for desktop</text:p>
      <text:p text:style-name="P1"><text:tab/>→ Windows application</text:p>
      <text:p text:style-name="P1"/>
      <text:p text:style-name="P1">Linux may be joined into the Active directory domain (IPA server,LDAP)</text:p>
      <text:p text:style-name="P1"/>
      <text:p text:style-name="P1">The active directory in linux(IPA SERVRE) serves the following the purpose</text:p>
      <text:p text:style-name="P1">1) security</text:p>
      <text:p text:style-name="P1">2) File sharing</text:p>
      <text:p text:style-name="P1">3) Trust</text:p>
      <text:p text:style-name="P1"/>
      <text:p text:style-name="P1">For the authentication Linux use</text:p>
      <text:p text:style-name="P1"/>
      <text:p text:style-name="P1"><text:soft-page-break/>1) LDAP (light weight Directory authentication protocol)</text:p>
      <text:p text:style-name="P1"/>
      <text:p text:style-name="P1">2) AD (Active directory) and LDAP</text:p>
      <text:p text:style-name="P1"/>
      <text:p text:style-name="P1">3) <text:span text:style-name="T1">AD and LDAP and Kerberos</text:span></text:p>
      <text:p text:style-name="P1"/>
      <text:p text:style-name="P2">We need to install the following packages to achieve that</text:p>
      <text:p text:style-name="P2">→samba</text:p>
      <text:p text:style-name="P2">→ PAM</text:p>
      <text:p text:style-name="P2">→ WINbind</text:p>
      <text:p text:style-name="P2"/>
      <text:p text:style-name="P2">why this is necessary</text:p>
      <text:p text:style-name="P2"/>
      <text:p text:style-name="P2">because n a enterprise </text:p>
      <text:p text:style-name="P2"><text:tab/>→ in a active directory authentication </text:p>
      <text:p text:style-name="P2"><text:tab/>is necessary</text:p>
      <text:p text:style-name="P2"><text:tab/>→ Auditing (logging) is necessary</text:p>
      <text:p text:style-name="P2"><text:tab/>→ local account should not be used</text:p>
      <text:p text:style-name="P2">all computer should bind with the IPA server</text:p>
      <text:p text:style-name="P2"><text:soft-page-break/></text:p>
      <text:p text:style-name="P2"/>
      <text:p text:style-name="P2">Linux may use third party software for this purpose</text:p>
      <text:p text:style-name="P2"/>
      <text:p text:style-name="P2">software may require authentication</text:p>
      <text:p text:style-name="P2"/>
      <text:p text:style-name="P3">LDAP is basically used for this</text:p>
      <text:p text:style-name="P3"/>
      <text:p text:style-name="P3">while linux can stand as its own but it is very important to integrat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30T21:17:34.762254132</meta:creation-date>
    <dc:date>2019-11-30T21:40:24.757438809</dc:date>
    <meta:editing-duration>PT2M29S</meta:editing-duration>
    <meta:editing-cycles>1</meta:editing-cycles>
    <meta:generator>LibreOffice/6.3.3.2$Linux_X86_64 LibreOffice_project/a64200df03143b798afd1ec74a12ab50359878ed</meta:generator>
    <meta:document-statistic meta:table-count="0" meta:image-count="0" meta:object-count="0" meta:page-count="3" meta:paragraph-count="29" meta:word-count="166" meta:character-count="956" meta:non-whitespace-character-count="810"/>
  </office:meta>
</office:document-meta>
</file>